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Table_20_Contents">
      <style:text-properties officeooo:rsid="0007a591" officeooo:paragraph-rsid="0007a591"/>
    </style:style>
    <style:style style:name="P3" style:family="paragraph" style:parent-style-name="Table_20_Contents">
      <style:paragraph-properties fo:text-align="end" style:justify-single-word="false"/>
      <style:text-properties officeooo:rsid="0007a591" officeooo:paragraph-rsid="0007a591"/>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pt" officeooo:rsid="0007a591" officeooo:paragraph-rsid="0007a591" style:font-size-asian="10pt" style:font-size-complex="10pt"/>
    </style:style>
    <style:style style:name="P6" style:family="paragraph" style:parent-style-name="Footer">
      <style:text-properties fo:font-size="10pt" style:font-size-asian="8.75pt" style:font-size-complex="10pt"/>
    </style:style>
    <style:style style:name="T1" style:family="text">
      <style:text-properties officeooo:rsid="00068b39"/>
    </style:style>
    <style:style style:name="T2" style:family="text">
      <style:text-properties fo:language="en" fo:country="GB"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Musique</text:p>
      <text:p text:style-name="Standard"/>
      <text:p text:style-name="Standard"/>
      <text:p text:style-name="Standard"/>
      <text:p text:style-name="Standard"/>
      <text:p text:style-name="Standard"><text:s/></text:p>
      <text:p text:style-name="Standard"/>
      <text:p text:style-name="Standard"/>
      <text:p text:style-name="Standard"><text:s/><text:tab/>La musique a toujours été mon loisir préféré. Mes souvenirs qui remontent le plus loin sont quand j'avais l'âge de 5 ans. Mes parents avaient un phonographe électrique ainsi qu'une radio. La collection de disques 78 tours était composée de chansons que mes parents écoutaient durant la guerre et quelques disques classiques genre Casse-Noisette, Piano, Symphonies. De plus quelques disques distrayants : les Vignes du Seigneur, le Petit Poucet.</text:p>
      <text:p text:style-name="Standard"/>
      <text:p text:style-name="Standard"><text:tab/>J'écoutais ces musiques des heures entières, la mélodie importait peu, le rythme et les transitoires brutales étaient pour moi plus attrayants..</text:p>
      <text:p text:style-name="Standard"/>
      <text:p text:style-name="Standard"><text:tab/>J'ai ensuite utilisé le phonographe de ma mère, celui qu'elle avait utilisé pendant la guerre, pour des surprises-parties. Le mécanisme était remonté avec une manivelle. J'ai beaucoup utilisé ce phonographe, je me suis amusé à le démonter, à le remonter, pour découvrir les détails du mécanisme, ce qui me fascinait. J'ai fini par le casser car j'avais forcé le mécanisme en le remontant.</text:p>
      <text:p text:style-name="Standard"/>
      <text:p text:style-name="Standard"><text:tab/>Plus tard, mes parents ont acheté une radio à tubes puis un tourne-disques LA GUILDE. Cette installation a été ensuite complétée par un baffle de type REFLEX qui avait été construit par un curé que mon frère aîné connaissait. Le baffle augmentait considérablement la qualité du son, l'on disait alors qu'il résonnait bien, ce qui, vu d'aujourd'hui, est une absurdité. Le tourne-disques permettait de jouer le reste de la collection des 78 tours, des chansons enregistrées sur 45 tours et des microsillons 33 tours de musique classique, notamment de piano.</text:p>
      <text:p text:style-name="Standard"/>
      <text:p text:style-name="Standard"><text:tab/>A cette époque sont apparus les premiers magnétophones, cette nouv<text:span text:style-name="T1">e</text:span>auté était à l'époque révolutionnaire, l'enregistrement de la parole étonnait tout le monde, la copie des microsillons sur bande donnait l'impression d'une réelle économie. Mes parents n'ont jamais envisagé l'achat de cet appareil.</text:p>
      <text:p text:style-name="Standard"/>
      <text:p text:style-name="Standard"><text:tab/>Je me suis beaucoup intéressé au <text:span text:style-name="T2">Rock and Roll : Elvis Presley, Paul Anka, Ray Charles, Fats Domino</text:span> et d'autres groupes américains. Les chanteurs français étaient à mon idée un peu "GUIMAUVE". En parallèle je continuais à m'intéresser à la musique classique symphonique, de chambre et religieuse. Je me suis ensuite passionné pour le jazz : <text:span text:style-name="T2">Jimmy Smith, Louis Armstrong, Mahalia Jackson, Dave Brubeck, Sidney Bechet</text:span> et d'autres dont je n'ai plus les noms en tête.</text:p>
      <text:p text:style-name="Standard"/>
      <text:p text:style-name="Standard"><text:tab/>Quand j'ai eu 14 ans mes économies m'ont permis de m'acheter un électrophone de marque PATHE MARCONI, équipé d'un dispositif qui permettait d'empiler une dizaine de 45 tours, ce qui était très pratique pour les boums. Cet appareil était transportable, je pouvais donc l'emmener au mois de Juillet à Ambleteuse.</text:p>
      <text:p text:style-name="Standard"/>
      <text:p text:style-name="Standard"><text:tab/>Quand je recevais des copains à la maison, la grande distraction consistait à écouter des disques de <text:span text:style-name="T2">rock and roll</text:span>. En solitaire, je continuais à écouter de la musique classique.</text:p>
      <text:p text:style-name="Standard"/>
      <text:p text:style-name="Standard"><text:soft-page-break/><text:tab/>Ensuite pour améliorer les conditions d'écoute, je me suis mis à bricoler les amplificateurs basses fréquences; d'abord équipés de tubes électroniques, puis de transistors. J'ai également réalisé un TUNER F.M. qui me permettait d'écouter d'une part les émissions de musique classique sur France Musique et le POP Club de José Arthur sur France Inter.</text:p>
      <text:p text:style-name="Standard"/>
      <text:p text:style-name="Standard"><text:tab/>Pour en revenir à l'électrophone, je me souviens que nous l'utilisions, lors des boums, de manière un peu particulière. En effet un morceau cool et langoureux interprété par Jimmy Smith enregistré sur un 45 tours était joué en 33 tours et cela nous permettait de danser le slow en apportant deux avantages. Le premier est que cet artifice augmentait la durée du slow dansé joue contre joue avec sa cavalière, le second est que la diminution de vitesse augmentait considérablement la qualité langoureuse de la musique.</text:p>
      <text:p text:style-name="Standard"/>
      <text:p text:style-name="Standard"><text:tab/>Une étape qui a bouleversé mon évolution en tant que mélomane, est mon arrivée à Paris. Je quittais le désert culturel du département du Nord de la France, pour arriver dans une ville où toutes les possibilités de sorties au concert m'étaient offertes. J'étais tellement émerveillé par ces possibilités que m'offrait la ville de Paris que la fréquence de mes sorties au concert étaient de l'ordre de trois fois par semaine. J'écoutais un peu de tout à cette époque : musique baroque (messes, oratorios, requiems, passions), musique de chambre et symphonique. J'ai, durant très longtemps, suivi les concerts de Paul Kuentz en l'église St-Séverin.</text:p>
      <text:p text:style-name="Standard"/>
      <text:p text:style-name="Standard"><text:tab/>Les années passant je me suis surtout intéressé au Piano et à ses interprètes. Les interprètes classiques étaient principalement : Michelangeli, Maria Tipo, Pollini, Claudio Arrau, Yves Nat, etc ...</text:p>
      <text:p text:style-name="Standard"/>
      <text:p text:style-name="Standard"><text:tab/>Quand je me suis séparé de mon épouse, j'ai constitué et animé un groupe de mélomanes, intéressés par les sorties au concert. Le rythme des sorties étaient au début de 1 à 2 par mois, il est maintenant de 1 à 2 par an.</text:p>
      <text:p text:style-name="Standard"/>
      <text:p text:style-name="Standard"><text:tab/>Le concert, j'en ai un peu ras le bol, car j'ai rapidement des fourmis dans les jambes, et je n'aime pas me coucher tard. Ces sorties principalement orientées sur l'écoute des solistes de piano m'ont fait découvrir des grands pianistes comme : POLLINI, MICHELANGELI, ARRAU, PERLEMUTER et d'autres moins connus.</text:p>
      <text:p text:style-name="Standard"/>
      <text:p text:style-name="Standard"><text:tab/>Maintenant je préfère écouter les concerts de France Musique, je les enregistre et s'ils retiennent mon attention, je conserve l'enregistre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3.671cm" style:rel-column-width="2081*"/>
    </style:style>
    <style:style style:name="Tableau1.B" style:family="table-column">
      <style:table-column-properties style:column-width="10.659cm" style:rel-column-width="6043*"/>
    </style:style>
    <style:style style:name="Tableau1.C" style:family="table-column">
      <style:table-column-properties style:column-width="2.671cm" style:rel-column-width="1514*"/>
    </style:style>
    <style:style style:name="MP1" style:family="paragraph" style:parent-style-name="Table_20_Contents">
      <style:text-properties officeooo:rsid="0007a591" officeooo:paragraph-rsid="0007a591"/>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P3" style:family="paragraph" style:parent-style-name="Table_20_Contents">
      <style:paragraph-properties fo:text-align="center" style:justify-single-word="false"/>
      <style:text-properties fo:font-size="10pt" officeooo:rsid="0007a591" officeooo:paragraph-rsid="0007a591" style:font-size-asian="10pt" style:font-size-complex="10pt"/>
    </style:style>
    <style:style style:name="MP4" style:family="paragraph" style:parent-style-name="Table_20_Contents">
      <style:paragraph-properties fo:text-align="end" style:justify-single-word="false"/>
      <style:text-properties officeooo:rsid="0007a591" officeooo:paragraph-rsid="0007a591"/>
    </style:style>
    <style:style style:name="MP5" style:family="paragraph" style:parent-style-name="Footer">
      <style:text-properties fo:font-size="10pt" style:font-size-asian="8.75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column table:style-name="Tableau1.C"/>
          <table:table-row>
            <table:table-cell office:value-type="string">
              <text:p text:style-name="MP1">Saisie du 14/05/1991</text:p>
            </table:table-cell>
            <table:table-cell office:value-type="string">
              <text:p text:style-name="MP2"><text:file-name text:display="full">/media/airel/SAUV/regis/memoires/fichiers_doc/musique.odt</text:file-name></text:p>
              <text:p text:style-name="MP3">Fichier .doc d’origine converti en .odt</text:p>
            </table:table-cell>
            <table:table-cell office:value-type="string">
              <text:p text:style-name="MP4">Page : <text:page-number text:select-page="current">2</text:page-number>/<text:page-count>2</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1T18:16:02.437278777</meta:creation-date>
    <dc:date>2022-05-01T18:36:46.310940794</dc:date>
    <meta:editing-duration>PT10M32S</meta:editing-duration>
    <meta:editing-cycles>2</meta:editing-cycles>
    <meta:generator>LibreOffice/6.0.7.3$Linux_X86_64 LibreOffice_project/00m0$Build-3</meta:generator>
    <meta:document-statistic meta:table-count="1" meta:image-count="0" meta:object-count="0" meta:page-count="2" meta:paragraph-count="21" meta:word-count="844" meta:character-count="5315" meta:non-whitespace-character-count="4474"/>
  </office:meta>
</office:document-meta>
</file>